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office:value-type="string">
            <text:p>Prob (%)</text:p>
          </table:table-cell>
          <table:table-cell table:style-name="Default" office:value-type="string">
            <text:p>Odds</text:p>
          </table:table-cell>
          <table:table-cell table:style-name="Default" office:value-type="string">
            <text:p>LN</text:p>
          </table:table-cell>
          <table:table-cell table:style-name="Default" office:value-type="string">
            <text:p>Log2</text:p>
          </table:table-cell>
          <table:table-cell table:style-name="Default" table:formula="of:=[.D88]" office:value-type="float" office:value="1.73460105538811">
            <text:p>1.7346010554</text:p>
          </table:table-cell>
          <table:table-cell office:value-type="string">
            <text:p>Prob (%)</text:p>
          </table:table-cell>
          <table:table-cell office:value-type="string">
            <text:p>Odds</text:p>
          </table:table-cell>
          <table:table-cell office:value-type="string">
            <text:p>LN</text:p>
          </table:table-cell>
          <table:table-cell office:value-type="string">
            <text:p>Log2</text:p>
          </table:table-cell>
          <table:table-cell/>
          <table:table-cell office:value-type="string">
            <text:p>Hit</text:p>
          </table:table-cell>
        </table:table-row>
        <table:table-row table:style-name="ro2">
          <table:table-cell/>
          <table:table-cell office:value-type="float" office:value="0.0001">
            <text:p>0.0001</text:p>
          </table:table-cell>
          <table:table-cell table:formula="of:=([.B3]/100)/(1-([.B3]/100))" office:value-type="float" office:value="0.000001000001000001">
            <text:p>0.0000</text:p>
          </table:table-cell>
          <table:table-cell table:formula="of:=LN([.C3])" office:value-type="float" office:value="-13.8155095579638">
            <text:p>-13.8155</text:p>
          </table:table-cell>
          <table:table-cell table:formula="of:=LOG([.C3];2)" office:value-type="float" office:value="-19.9315671266284">
            <text:p>-19.9316</text:p>
          </table:table-cell>
          <table:table-cell table:formula="of:=[.$F$2]/[.D3]" office:value-type="float" office:value="-0.12555462019772">
            <text:p>-0.126</text:p>
          </table:table-cell>
          <table:table-cell office:value-type="float" office:value="1.5">
            <text:p>1.5</text:p>
          </table:table-cell>
          <table:table-cell table:style-name="ce2" table:formula="of:=([.G3]/100)/(1-([.G3]/100))" office:value-type="float" office:value="0.0152284263959391">
            <text:p>0.0152</text:p>
          </table:table-cell>
          <table:table-cell table:style-name="ce2" table:formula="of:=LN([.H3])" office:value-type="float" office:value="-4.18459144006988">
            <text:p>-4.1846</text:p>
          </table:table-cell>
          <table:table-cell table:style-name="ce2" table:formula="of:=LOG([.H3];2)" office:value-type="float" office:value="-6.03708931873522">
            <text:p>-6.037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([.B4]/100)/(1-([.B4]/100))" office:value-type="float" office:value="0.0101010101010101">
            <text:p>0.0101</text:p>
          </table:table-cell>
          <table:table-cell table:formula="of:=LN([.C4])" office:value-type="float" office:value="-4.59511985013459">
            <text:p>-4.5951</text:p>
          </table:table-cell>
          <table:table-cell table:formula="of:=LOG([.C4];2)" office:value-type="float" office:value="-6.62935662007961">
            <text:p>-6.6294</text:p>
          </table:table-cell>
          <table:table-cell table:formula="of:=[.$F$2]/[.D4]" office:value-type="float" office:value="-0.377487663425645">
            <text:p>-0.37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([.B5]/100)/(1-([.B5]/100))" office:value-type="float" office:value="0.0204081632653061">
            <text:p>0.0204</text:p>
          </table:table-cell>
          <table:table-cell table:formula="of:=LN([.C5])" office:value-type="float" office:value="-3.89182029811063">
            <text:p>-3.8918</text:p>
          </table:table-cell>
          <table:table-cell table:formula="of:=LOG([.C5];2)" office:value-type="float" office:value="-5.61470984411521">
            <text:p>-5.6147</text:p>
          </table:table-cell>
          <table:table-cell table:formula="of:=[.$F$2]/[.D5]" office:value-type="float" office:value="-0.445704303518384">
            <text:p>-0.4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([.B6]/100)/(1-([.B6]/100))" office:value-type="float" office:value="0.0309278350515464">
            <text:p>0.0309</text:p>
          </table:table-cell>
          <table:table-cell table:formula="of:=LN([.C6])" office:value-type="float" office:value="-3.47609868983527">
            <text:p>-3.4761</text:p>
          </table:table-cell>
          <table:table-cell table:formula="of:=LOG([.C6];2)" office:value-type="float" office:value="-5.01495034146597">
            <text:p>-5.0150</text:p>
          </table:table-cell>
          <table:table-cell table:formula="of:=[.$F$2]/[.D6]" office:value-type="float" office:value="-0.499008000106667">
            <text:p>-0.4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([.B7]/100)/(1-([.B7]/100))" office:value-type="float" office:value="0.0416666666666667">
            <text:p>0.0417</text:p>
          </table:table-cell>
          <table:table-cell table:formula="of:=LN([.C7])" office:value-type="float" office:value="-3.17805383034795">
            <text:p>-3.1781</text:p>
          </table:table-cell>
          <table:table-cell table:formula="of:=LOG([.C7];2)" office:value-type="float" office:value="-4.58496250072116">
            <text:p>-4.5850</text:p>
          </table:table-cell>
          <table:table-cell table:formula="of:=[.$F$2]/[.D7]" office:value-type="float" office:value="-0.545806064964669">
            <text:p>-0.5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([.B8]/100)/(1-([.B8]/100))" office:value-type="float" office:value="0.0526315789473684">
            <text:p>0.0526</text:p>
          </table:table-cell>
          <table:table-cell table:formula="of:=LN([.C8])" office:value-type="float" office:value="-2.94443897916644">
            <text:p>-2.9444</text:p>
          </table:table-cell>
          <table:table-cell table:formula="of:=LOG([.C8];2)" office:value-type="float" office:value="-4.24792751344359">
            <text:p>-4.2479</text:p>
          </table:table-cell>
          <table:table-cell table:formula="of:=[.$F$2]/[.D8]" office:value-type="float" office:value="-0.589110885863617">
            <text:p>-0.5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([.B9]/100)/(1-([.B9]/100))" office:value-type="float" office:value="0.0638297872340425">
            <text:p>0.0638</text:p>
          </table:table-cell>
          <table:table-cell table:formula="of:=LN([.C9])" office:value-type="float" office:value="-2.75153531304195">
            <text:p>-2.7515</text:p>
          </table:table-cell>
          <table:table-cell table:formula="of:=LOG([.C9];2)" office:value-type="float" office:value="-3.96962635095648">
            <text:p>-3.9696</text:p>
          </table:table-cell>
          <table:table-cell table:formula="of:=[.$F$2]/[.D9]" office:value-type="float" office:value="-0.630412063827168">
            <text:p>-0.630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([.B10]/100)/(1-([.B10]/100))" office:value-type="float" office:value="0.0752688172043011">
            <text:p>0.0753</text:p>
          </table:table-cell>
          <table:table-cell table:formula="of:=LN([.C10])" office:value-type="float" office:value="-2.58668934409794">
            <text:p>-2.5867</text:p>
          </table:table-cell>
          <table:table-cell table:formula="of:=LOG([.C10];2)" office:value-type="float" office:value="-3.73180388905043">
            <text:p>-3.7318</text:p>
          </table:table-cell>
          <table:table-cell table:formula="of:=[.$F$2]/[.D10]" office:value-type="float" office:value="-0.670587312444748">
            <text:p>-0.6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([.B11]/100)/(1-([.B11]/100))" office:value-type="float" office:value="0.0869565217391304">
            <text:p>0.0870</text:p>
          </table:table-cell>
          <table:table-cell table:formula="of:=LN([.C11])" office:value-type="float" office:value="-2.4423470353692">
            <text:p>-2.4423</text:p>
          </table:table-cell>
          <table:table-cell table:formula="of:=LOG([.C11];2)" office:value-type="float" office:value="-3.52356195605701">
            <text:p>-3.5236</text:p>
          </table:table-cell>
          <table:table-cell table:formula="of:=[.$F$2]/[.D11]" office:value-type="float" office:value="-0.710218912492053">
            <text:p>-0.710</text:p>
          </table:table-cell>
          <table:table-cell table:number-columns-repeated="6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([.B12]/100)/(1-([.B12]/100))" office:value-type="float" office:value="0.0989010989010989">
            <text:p>0.0989</text:p>
          </table:table-cell>
          <table:table-cell table:formula="of:=LN([.C12])" office:value-type="float" office:value="-2.31363492918063">
            <text:p>-2.3136</text:p>
          </table:table-cell>
          <table:table-cell table:formula="of:=LOG([.C12];2)" office:value-type="float" office:value="-3.33786963875638">
            <text:p>-3.3379</text:p>
          </table:table-cell>
          <table:table-cell table:formula="of:=[.$F$2]/[.D12]" office:value-type="float" office:value="-0.749729801149921">
            <text:p>-0.75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([.B13]/100)/(1-([.B13]/100))" office:value-type="float" office:value="0.111111111111111">
            <text:p>0.1111</text:p>
          </table:table-cell>
          <table:table-cell table:formula="of:=LN([.C13])" office:value-type="float" office:value="-2.19722457733622">
            <text:p>-2.1972</text:p>
          </table:table-cell>
          <table:table-cell table:formula="of:=LOG([.C13];2)" office:value-type="float" office:value="-3.16992500144231">
            <text:p>-3.1699</text:p>
          </table:table-cell>
          <table:table-cell table:formula="of:=[.$F$2]/[.D13]" office:value-type="float" office:value="-0.789450961581283">
            <text:p>-0.7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([.B14]/100)/(1-([.B14]/100))" office:value-type="float" office:value="0.123595505617978">
            <text:p>0.1236</text:p>
          </table:table-cell>
          <table:table-cell table:formula="of:=LN([.C14])" office:value-type="float" office:value="-2.09074109693377">
            <text:p>-2.0907</text:p>
          </table:table-cell>
          <table:table-cell table:formula="of:=LOG([.C14];2)" office:value-type="float" office:value="-3.0163018123291">
            <text:p>-3.0163</text:p>
          </table:table-cell>
          <table:table-cell table:formula="of:=[.$F$2]/[.D14]" office:value-type="float" office:value="-0.829658467962404">
            <text:p>-0.83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([.B15]/100)/(1-([.B15]/100))" office:value-type="float" office:value="0.136363636363636">
            <text:p>0.1364</text:p>
          </table:table-cell>
          <table:table-cell table:formula="of:=LN([.C15])" office:value-type="float" office:value="-1.99243016469021">
            <text:p>-1.9924</text:p>
          </table:table-cell>
          <table:table-cell table:formula="of:=LOG([.C15];2)" office:value-type="float" office:value="-2.87446911791614">
            <text:p>-2.8745</text:p>
          </table:table-cell>
          <table:table-cell table:formula="of:=[.$F$2]/[.D15]" office:value-type="float" office:value="-0.870595660580059">
            <text:p>-0.8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([.B16]/100)/(1-([.B16]/100))" office:value-type="float" office:value="0.149425287356322">
            <text:p>0.1494</text:p>
          </table:table-cell>
          <table:table-cell table:formula="of:=LN([.C16])" office:value-type="float" office:value="-1.90095876119305">
            <text:p>-1.9010</text:p>
          </table:table-cell>
          <table:table-cell table:formula="of:=LOG([.C16];2)" office:value-type="float" office:value="-2.74250377770764">
            <text:p>-2.7425</text:p>
          </table:table-cell>
          <table:table-cell table:formula="of:=[.$F$2]/[.D16]" office:value-type="float" office:value="-0.912487472531737">
            <text:p>-0.9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([.B17]/100)/(1-([.B17]/100))" office:value-type="float" office:value="0.162790697674419">
            <text:p>0.1628</text:p>
          </table:table-cell>
          <table:table-cell table:formula="of:=LN([.C17])" office:value-type="float" office:value="-1.81528996663825">
            <text:p>-1.8153</text:p>
          </table:table-cell>
          <table:table-cell table:formula="of:=LOG([.C17];2)" office:value-type="float" office:value="-2.61890983264449">
            <text:p>-2.6189</text:p>
          </table:table-cell>
          <table:table-cell table:formula="of:=[.$F$2]/[.D17]" office:value-type="float" office:value="-0.955550400909464">
            <text:p>-0.9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([.B18]/100)/(1-([.B18]/100))" office:value-type="float" office:value="0.176470588235294">
            <text:p>0.1765</text:p>
          </table:table-cell>
          <table:table-cell table:formula="of:=LN([.C18])" office:value-type="float" office:value="-1.73460105538811">
            <text:p>-1.7346</text:p>
          </table:table-cell>
          <table:table-cell table:formula="of:=LOG([.C18];2)" office:value-type="float" office:value="-2.50250034052918">
            <text:p>-2.5025</text:p>
          </table:table-cell>
          <table:table-cell table:formula="of:=[.$F$2]/[.D18]" office:value-type="float" office:value="-1">
            <text:p>-1.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table:formula="of:=([.B19]/100)/(1-([.B19]/100))" office:value-type="float" office:value="0.190476190476191">
            <text:p>0.1905</text:p>
          </table:table-cell>
          <table:table-cell table:formula="of:=LN([.C19])" office:value-type="float" office:value="-1.65822807660353">
            <text:p>-1.6582</text:p>
          </table:table-cell>
          <table:table-cell table:formula="of:=LOG([.C19];2)" office:value-type="float" office:value="-2.39231742277876">
            <text:p>-2.3923</text:p>
          </table:table-cell>
          <table:table-cell table:formula="of:=[.$F$2]/[.D19]" office:value-type="float" office:value="-1.04605698085936">
            <text:p>-1.0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([.B20]/100)/(1-([.B20]/100))" office:value-type="float" office:value="0.204819277108434">
            <text:p>0.2048</text:p>
          </table:table-cell>
          <table:table-cell table:formula="of:=LN([.C20])" office:value-type="float" office:value="-1.58562726374038">
            <text:p>-1.5856</text:p>
          </table:table-cell>
          <table:table-cell table:formula="of:=LOG([.C20];2)" office:value-type="float" office:value="-2.28757659009658">
            <text:p>-2.2876</text:p>
          </table:table-cell>
          <table:table-cell table:formula="of:=[.$F$2]/[.D20]" office:value-type="float" office:value="-1.09395259217245">
            <text:p>-1.094</text:p>
          </table:table-cell>
          <table:table-cell table:number-columns-repeated="6"/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([.B21]/100)/(1-([.B21]/100))" office:value-type="float" office:value="0.219512195121951">
            <text:p>0.2195</text:p>
          </table:table-cell>
          <table:table-cell table:formula="of:=LN([.C21])" office:value-type="float" office:value="-1.51634748936809">
            <text:p>-1.5163</text:p>
          </table:table-cell>
          <table:table-cell table:formula="of:=LOG([.C21];2)" office:value-type="float" office:value="-2.18762700317577">
            <text:p>-2.1876</text:p>
          </table:table-cell>
          <table:table-cell table:formula="of:=[.$F$2]/[.D21]" office:value-type="float" office:value="-1.14393374048515">
            <text:p>-1.1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([.B22]/100)/(1-([.B22]/100))" office:value-type="float" office:value="0.234567901234568">
            <text:p>0.2346</text:p>
          </table:table-cell>
          <table:table-cell table:formula="of:=LN([.C22])" office:value-type="float" office:value="-1.450010175506">
            <text:p>-1.4500</text:p>
          </table:table-cell>
          <table:table-cell table:formula="of:=LOG([.C22];2)" office:value-type="float" office:value="-2.09192248944104">
            <text:p>-2.0919</text:p>
          </table:table-cell>
          <table:table-cell table:formula="of:=[.$F$2]/[.D22]" office:value-type="float" office:value="-1.1962681950027">
            <text:p>-1.19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([.B23]/100)/(1-([.B23]/100))" office:value-type="float" office:value="0.25">
            <text:p>0.2500</text:p>
          </table:table-cell>
          <table:table-cell table:formula="of:=LN([.C23])" office:value-type="float" office:value="-1.38629436111989">
            <text:p>-1.3863</text:p>
          </table:table-cell>
          <table:table-cell table:formula="of:=LOG([.C23];2)" office:value-type="float" office:value="-2">
            <text:p>-2.0000</text:p>
          </table:table-cell>
          <table:table-cell table:formula="of:=[.$F$2]/[.D23]" office:value-type="float" office:value="-1.25125017026459">
            <text:p>-1.25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([.B24]/100)/(1-([.B24]/100))" office:value-type="float" office:value="0.265822784810127">
            <text:p>0.2658</text:p>
          </table:table-cell>
          <table:table-cell table:formula="of:=LN([.C24])" office:value-type="float" office:value="-1.3249254147436">
            <text:p>-1.3249</text:p>
          </table:table-cell>
          <table:table-cell table:formula="of:=LOG([.C24];2)" office:value-type="float" office:value="-1.91146332539834">
            <text:p>-1.9115</text:p>
          </table:table-cell>
          <table:table-cell table:formula="of:=[.$F$2]/[.D24]" office:value-type="float" office:value="-1.30920656822315">
            <text:p>-1.30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">
            <text:p>22</text:p>
          </table:table-cell>
          <table:table-cell table:formula="of:=([.B25]/100)/(1-([.B25]/100))" office:value-type="float" office:value="0.282051282051282">
            <text:p>0.2821</text:p>
          </table:table-cell>
          <table:table-cell table:formula="of:=LN([.C25])" office:value-type="float" office:value="-1.26566637333128">
            <text:p>-1.2657</text:p>
          </table:table-cell>
          <table:table-cell table:formula="of:=LOG([.C25];2)" office:value-type="float" office:value="-1.82597060022495">
            <text:p>-1.8260</text:p>
          </table:table-cell>
          <table:table-cell table:formula="of:=[.$F$2]/[.D25]" office:value-type="float" office:value="-1.37050418019923">
            <text:p>-1.3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([.B26]/100)/(1-([.B26]/100))" office:value-type="float" office:value="0.298701298701299">
            <text:p>0.2987</text:p>
          </table:table-cell>
          <table:table-cell table:formula="of:=LN([.C26])" office:value-type="float" office:value="-1.20831120592453">
            <text:p>-1.2083</text:p>
          </table:table-cell>
          <table:table-cell table:formula="of:=LOG([.C26];2)" office:value-type="float" office:value="-1.74322458463789">
            <text:p>-1.7432</text:p>
          </table:table-cell>
          <table:table-cell table:formula="of:=[.$F$2]/[.D26]" office:value-type="float" office:value="-1.43555819633476">
            <text:p>-1.4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4">
            <text:p>24</text:p>
          </table:table-cell>
          <table:table-cell table:formula="of:=([.B27]/100)/(1-([.B27]/100))" office:value-type="float" office:value="0.31578947368421">
            <text:p>0.3158</text:p>
          </table:table-cell>
          <table:table-cell table:formula="of:=LN([.C27])" office:value-type="float" office:value="-1.15267950993839">
            <text:p>-1.1527</text:p>
          </table:table-cell>
          <table:table-cell table:formula="of:=LOG([.C27];2)" office:value-type="float" office:value="-1.66296501272243">
            <text:p>-1.6630</text:p>
          </table:table-cell>
          <table:table-cell table:formula="of:=[.$F$2]/[.D27]" office:value-type="float" office:value="-1.50484244790716">
            <text:p>-1.5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">
            <text:p>25</text:p>
          </table:table-cell>
          <table:table-cell table:formula="of:=([.B28]/100)/(1-([.B28]/100))" office:value-type="float" office:value="0.333333333333333">
            <text:p>0.3333</text:p>
          </table:table-cell>
          <table:table-cell table:formula="of:=LN([.C28])" office:value-type="float" office:value="-1.09861228866811">
            <text:p>-1.0986</text:p>
          </table:table-cell>
          <table:table-cell table:formula="of:=LOG([.C28];2)" office:value-type="float" office:value="-1.58496250072116">
            <text:p>-1.5850</text:p>
          </table:table-cell>
          <table:table-cell table:formula="of:=[.$F$2]/[.D28]" office:value-type="float" office:value="-1.57890192316257">
            <text:p>-1.57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6">
            <text:p>26</text:p>
          </table:table-cell>
          <table:table-cell table:formula="of:=([.B29]/100)/(1-([.B29]/100))" office:value-type="float" office:value="0.351351351351351">
            <text:p>0.3514</text:p>
          </table:table-cell>
          <table:table-cell table:formula="of:=LN([.C29])" office:value-type="float" office:value="-1.04596855518269">
            <text:p>-1.0460</text:p>
          </table:table-cell>
          <table:table-cell table:formula="of:=LOG([.C29];2)" office:value-type="float" office:value="-1.50901364748786">
            <text:p>-1.5090</text:p>
          </table:table-cell>
          <table:table-cell table:formula="of:=[.$F$2]/[.D29]" office:value-type="float" office:value="-1.65836826240455">
            <text:p>-1.65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([.B30]/100)/(1-([.B30]/100))" office:value-type="float" office:value="0.36986301369863">
            <text:p>0.3699</text:p>
          </table:table-cell>
          <table:table-cell table:formula="of:=LN([.C30])" office:value-type="float" office:value="-0.994622575144062">
            <text:p>-0.9946</text:p>
          </table:table-cell>
          <table:table-cell table:formula="of:=LOG([.C30];2)" office:value-type="float" office:value="-1.43493705671655">
            <text:p>-1.4349</text:p>
          </table:table-cell>
          <table:table-cell table:formula="of:=[.$F$2]/[.D30]" office:value-type="float" office:value="-1.74397917233767">
            <text:p>-1.7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">
            <text:p>28</text:p>
          </table:table-cell>
          <table:table-cell table:formula="of:=([.B31]/100)/(1-([.B31]/100))" office:value-type="float" office:value="0.388888888888889">
            <text:p>0.3889</text:p>
          </table:table-cell>
          <table:table-cell table:formula="of:=LN([.C31])" office:value-type="float" office:value="-0.944461608840851">
            <text:p>-0.9445</text:p>
          </table:table-cell>
          <table:table-cell table:formula="of:=LOG([.C31];2)" office:value-type="float" office:value="-1.36257007938471">
            <text:p>-1.3626</text:p>
          </table:table-cell>
          <table:table-cell table:formula="of:=[.$F$2]/[.D31]" office:value-type="float" office:value="-1.83660303304123">
            <text:p>-1.8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([.B32]/100)/(1-([.B32]/100))" office:value-type="float" office:value="0.408450704225352">
            <text:p>0.4085</text:p>
          </table:table-cell>
          <table:table-cell table:formula="of:=LN([.C32])" office:value-type="float" office:value="-0.895384047054841">
            <text:p>-0.8954</text:p>
          </table:table-cell>
          <table:table-cell table:formula="of:=LOG([.C32];2)" office:value-type="float" office:value="-1.29176612437711">
            <text:p>-1.2918</text:p>
          </table:table-cell>
          <table:table-cell table:formula="of:=[.$F$2]/[.D32]" office:value-type="float" office:value="-1.93727044958381">
            <text:p>-1.9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([.B33]/100)/(1-([.B33]/100))" office:value-type="float" office:value="0.428571428571429">
            <text:p>0.4286</text:p>
          </table:table-cell>
          <table:table-cell table:formula="of:=LN([.C33])" office:value-type="float" office:value="-0.847297860387203">
            <text:p>-0.8473</text:p>
          </table:table-cell>
          <table:table-cell table:formula="of:=LOG([.C33];2)" office:value-type="float" office:value="-1.22239242133645">
            <text:p>-1.2224</text:p>
          </table:table-cell>
          <table:table-cell table:formula="of:=[.$F$2]/[.D33]" office:value-type="float" office:value="-2.04721519607688">
            <text:p>-2.04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([.B34]/100)/(1-([.B34]/100))" office:value-type="float" office:value="0.449275362318841">
            <text:p>0.4493</text:p>
          </table:table-cell>
          <table:table-cell table:formula="of:=LN([.C34])" office:value-type="float" office:value="-0.800119300112113">
            <text:p>-0.8001</text:p>
          </table:table-cell>
          <table:table-cell table:formula="of:=LOG([.C34];2)" office:value-type="float" office:value="-1.15432814639129">
            <text:p>-1.1543</text:p>
          </table:table-cell>
          <table:table-cell table:formula="of:=[.$F$2]/[.D34]" office:value-type="float" office:value="-2.16792802666434">
            <text:p>-2.1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([.B35]/100)/(1-([.B35]/100))" office:value-type="float" office:value="0.470588235294118">
            <text:p>0.4706</text:p>
          </table:table-cell>
          <table:table-cell table:formula="of:=LN([.C35])" office:value-type="float" office:value="-0.75377180237638">
            <text:p>-0.7538</text:p>
          </table:table-cell>
          <table:table-cell table:formula="of:=LOG([.C35];2)" office:value-type="float" office:value="-1.08746284125034">
            <text:p>-1.0875</text:p>
          </table:table-cell>
          <table:table-cell table:formula="of:=[.$F$2]/[.D35]" office:value-type="float" office:value="-2.30122836900971">
            <text:p>-2.3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([.B36]/100)/(1-([.B36]/100))" office:value-type="float" office:value="0.492537313432836">
            <text:p>0.4925</text:p>
          </table:table-cell>
          <table:table-cell table:formula="of:=LN([.C36])" office:value-type="float" office:value="-0.708185057924486">
            <text:p>-0.7082</text:p>
          </table:table-cell>
          <table:table-cell table:formula="of:=LOG([.C36];2)" office:value-type="float" office:value="-1.02169507109932">
            <text:p>-1.0217</text:p>
          </table:table-cell>
          <table:table-cell table:formula="of:=[.$F$2]/[.D36]" office:value-type="float" office:value="-2.44936127355156">
            <text:p>-2.44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">
            <text:p>34</text:p>
          </table:table-cell>
          <table:table-cell table:formula="of:=([.B37]/100)/(1-([.B37]/100))" office:value-type="float" office:value="0.515151515151515">
            <text:p>0.5152</text:p>
          </table:table-cell>
          <table:table-cell table:formula="of:=LN([.C37])" office:value-type="float" office:value="-0.663294217410264">
            <text:p>-0.6633</text:p>
          </table:table-cell>
          <table:table-cell table:formula="of:=LOG([.C37];2)" office:value-type="float" office:value="-0.956931278108114">
            <text:p>-0.9569</text:p>
          </table:table-cell>
          <table:table-cell table:formula="of:=[.$F$2]/[.D37]" office:value-type="float" office:value="-2.61513067633938">
            <text:p>-2.6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([.B38]/100)/(1-([.B38]/100))" office:value-type="float" office:value="0.538461538461538">
            <text:p>0.5385</text:p>
          </table:table-cell>
          <table:table-cell table:formula="of:=LN([.C38])" office:value-type="float" office:value="-0.619039208406223">
            <text:p>-0.6190</text:p>
          </table:table-cell>
          <table:table-cell table:formula="of:=LOG([.C38];2)" office:value-type="float" office:value="-0.893084796083488">
            <text:p>-0.8931</text:p>
          </table:table-cell>
          <table:table-cell table:formula="of:=[.$F$2]/[.D38]" office:value-type="float" office:value="-2.80208592902218">
            <text:p>-2.8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([.B39]/100)/(1-([.B39]/100))" office:value-type="float" office:value="0.5625">
            <text:p>0.5625</text:p>
          </table:table-cell>
          <table:table-cell table:formula="of:=LN([.C39])" office:value-type="float" office:value="-0.575364144903562">
            <text:p>-0.5754</text:p>
          </table:table-cell>
          <table:table-cell table:formula="of:=LOG([.C39];2)" office:value-type="float" office:value="-0.830074998557688">
            <text:p>-0.8301</text:p>
          </table:table-cell>
          <table:table-cell table:formula="of:=[.$F$2]/[.D39]" office:value-type="float" office:value="-3.01478823585513">
            <text:p>-3.0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([.B40]/100)/(1-([.B40]/100))" office:value-type="float" office:value="0.587301587301587">
            <text:p>0.5873</text:p>
          </table:table-cell>
          <table:table-cell table:formula="of:=LN([.C40])" office:value-type="float" office:value="-0.532216813747308">
            <text:p>-0.5322</text:p>
          </table:table-cell>
          <table:table-cell table:formula="of:=LOG([.C40];2)" office:value-type="float" office:value="-0.767826557870967">
            <text:p>-0.7678</text:p>
          </table:table-cell>
          <table:table-cell table:formula="of:=[.$F$2]/[.D40]" office:value-type="float" office:value="-3.25920003010592">
            <text:p>-3.25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">
            <text:p>38</text:p>
          </table:table-cell>
          <table:table-cell table:formula="of:=([.B41]/100)/(1-([.B41]/100))" office:value-type="float" office:value="0.612903225806452">
            <text:p>0.6129</text:p>
          </table:table-cell>
          <table:table-cell table:formula="of:=LN([.C41])" office:value-type="float" office:value="-0.489548225318706">
            <text:p>-0.4895</text:p>
          </table:table-cell>
          <table:table-cell table:formula="of:=LOG([.C41];2)" office:value-type="float" office:value="-0.70626879694329">
            <text:p>-0.7063</text:p>
          </table:table-cell>
          <table:table-cell table:formula="of:=[.$F$2]/[.D41]" office:value-type="float" office:value="-3.54326900941954">
            <text:p>-3.5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([.B42]/100)/(1-([.B42]/100))" office:value-type="float" office:value="0.639344262295082">
            <text:p>0.6393</text:p>
          </table:table-cell>
          <table:table-cell table:formula="of:=LN([.C42])" office:value-type="float" office:value="-0.447312218043665">
            <text:p>-0.4473</text:p>
          </table:table-cell>
          <table:table-cell table:formula="of:=LOG([.C42];2)" office:value-type="float" office:value="-0.645335118700638">
            <text:p>-0.6453</text:p>
          </table:table-cell>
          <table:table-cell table:formula="of:=[.$F$2]/[.D42]" office:value-type="float" office:value="-3.87783070843547">
            <text:p>-3.8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">
            <text:p>40</text:p>
          </table:table-cell>
          <table:table-cell table:formula="of:=([.B43]/100)/(1-([.B43]/100))" office:value-type="float" office:value="0.666666666666667">
            <text:p>0.6667</text:p>
          </table:table-cell>
          <table:table-cell table:formula="of:=LN([.C43])" office:value-type="float" office:value="-0.405465108108164">
            <text:p>-0.4055</text:p>
          </table:table-cell>
          <table:table-cell table:formula="of:=LOG([.C43];2)" office:value-type="float" office:value="-0.584962500721156">
            <text:p>-0.5850</text:p>
          </table:table-cell>
          <table:table-cell table:formula="of:=[.$F$2]/[.D43]" office:value-type="float" office:value="-4.2780525887455">
            <text:p>-4.2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([.B44]/100)/(1-([.B44]/100))" office:value-type="float" office:value="0.694915254237288">
            <text:p>0.6949</text:p>
          </table:table-cell>
          <table:table-cell table:formula="of:=LN([.C44])" office:value-type="float" office:value="-0.363965377201412">
            <text:p>-0.3640</text:p>
          </table:table-cell>
          <table:table-cell table:formula="of:=LOG([.C44];2)" office:value-type="float" office:value="-0.525091044743758">
            <text:p>-0.5251</text:p>
          </table:table-cell>
          <table:table-cell table:formula="of:=[.$F$2]/[.D44]" office:value-type="float" office:value="-4.76584083004194">
            <text:p>-4.7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">
            <text:p>42</text:p>
          </table:table-cell>
          <table:table-cell table:formula="of:=([.B45]/100)/(1-([.B45]/100))" office:value-type="float" office:value="0.724137931034483">
            <text:p>0.7241</text:p>
          </table:table-cell>
          <table:table-cell table:formula="of:=LN([.C45])" office:value-type="float" office:value="-0.322773392263051">
            <text:p>-0.3228</text:p>
          </table:table-cell>
          <table:table-cell table:formula="of:=LOG([.C45];2)" office:value-type="float" office:value="-0.465663572348812">
            <text:p>-0.4657</text:p>
          </table:table-cell>
          <table:table-cell table:formula="of:=[.$F$2]/[.D45]" office:value-type="float" office:value="-5.37405218945202">
            <text:p>-5.3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">
            <text:p>43</text:p>
          </table:table-cell>
          <table:table-cell table:formula="of:=([.B46]/100)/(1-([.B46]/100))" office:value-type="float" office:value="0.754385964912281">
            <text:p>0.7544</text:p>
          </table:table-cell>
          <table:table-cell table:formula="of:=LN([.C46])" office:value-type="float" office:value="-0.281851152140988">
            <text:p>-0.2819</text:p>
          </table:table-cell>
          <table:table-cell table:formula="of:=LOG([.C46];2)" office:value-type="float" office:value="-0.406625259462644">
            <text:p>-0.4066</text:p>
          </table:table-cell>
          <table:table-cell table:formula="of:=[.$F$2]/[.D46]" office:value-type="float" office:value="-6.15431600052649">
            <text:p>-6.1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">
            <text:p>44</text:p>
          </table:table-cell>
          <table:table-cell table:formula="of:=([.B47]/100)/(1-([.B47]/100))" office:value-type="float" office:value="0.785714285714286">
            <text:p>0.7857</text:p>
          </table:table-cell>
          <table:table-cell table:formula="of:=LN([.C47])" office:value-type="float" office:value="-0.241162056816888">
            <text:p>-0.2412</text:p>
          </table:table-cell>
          <table:table-cell table:formula="of:=LOG([.C47];2)" office:value-type="float" office:value="-0.347923303420307">
            <text:p>-0.3479</text:p>
          </table:table-cell>
          <table:table-cell table:formula="of:=[.$F$2]/[.D47]" office:value-type="float" office:value="-7.19267814466009">
            <text:p>-7.1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([.B48]/100)/(1-([.B48]/100))" office:value-type="float" office:value="0.818181818181818">
            <text:p>0.8182</text:p>
          </table:table-cell>
          <table:table-cell table:formula="of:=LN([.C48])" office:value-type="float" office:value="-0.200670695462151">
            <text:p>-0.2007</text:p>
          </table:table-cell>
          <table:table-cell table:formula="of:=LOG([.C48];2)" office:value-type="float" office:value="-0.289506617194985">
            <text:p>-0.2895</text:p>
          </table:table-cell>
          <table:table-cell table:formula="of:=[.$F$2]/[.D48]" office:value-type="float" office:value="-8.64401775951024">
            <text:p>-8.6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">
            <text:p>46</text:p>
          </table:table-cell>
          <table:table-cell table:formula="of:=([.B49]/100)/(1-([.B49]/100))" office:value-type="float" office:value="0.851851851851852">
            <text:p>0.8519</text:p>
          </table:table-cell>
          <table:table-cell table:formula="of:=LN([.C49])" office:value-type="float" office:value="-0.160342650075179">
            <text:p>-0.1603</text:p>
          </table:table-cell>
          <table:table-cell table:formula="of:=LOG([.C49];2)" office:value-type="float" office:value="-0.231325546106456">
            <text:p>-0.2313</text:p>
          </table:table-cell>
          <table:table-cell table:formula="of:=[.$F$2]/[.D49]" office:value-type="float" office:value="-10.8180889774169">
            <text:p>-10.8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">
            <text:p>47</text:p>
          </table:table-cell>
          <table:table-cell table:formula="of:=([.B50]/100)/(1-([.B50]/100))" office:value-type="float" office:value="0.886792452830189">
            <text:p>0.8868</text:p>
          </table:table-cell>
          <table:table-cell table:formula="of:=LN([.C50])" office:value-type="float" office:value="-0.120144311842063">
            <text:p>-0.1201</text:p>
          </table:table-cell>
          <table:table-cell table:formula="of:=LOG([.C50];2)" office:value-type="float" office:value="-0.173331602885562">
            <text:p>-0.1733</text:p>
          </table:table-cell>
          <table:table-cell table:formula="of:=[.$F$2]/[.D50]" office:value-type="float" office:value="-14.4376461007021">
            <text:p>-14.43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">
            <text:p>48</text:p>
          </table:table-cell>
          <table:table-cell table:formula="of:=([.B51]/100)/(1-([.B51]/100))" office:value-type="float" office:value="0.923076923076923">
            <text:p>0.9231</text:p>
          </table:table-cell>
          <table:table-cell table:formula="of:=LN([.C51])" office:value-type="float" office:value="-0.0800427076735365">
            <text:p>-0.0800</text:p>
          </table:table-cell>
          <table:table-cell table:formula="of:=LOG([.C51];2)" office:value-type="float" office:value="-0.115477217419936">
            <text:p>-0.1155</text:p>
          </table:table-cell>
          <table:table-cell table:formula="of:=[.$F$2]/[.D51]" office:value-type="float" office:value="-21.6709442471996">
            <text:p>-21.6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9">
            <text:p>49</text:p>
          </table:table-cell>
          <table:table-cell table:formula="of:=([.B52]/100)/(1-([.B52]/100))" office:value-type="float" office:value="0.96078431372549">
            <text:p>0.9608</text:p>
          </table:table-cell>
          <table:table-cell table:formula="of:=LN([.C52])" office:value-type="float" office:value="-0.0400053346136992">
            <text:p>-0.0400</text:p>
          </table:table-cell>
          <table:table-cell table:formula="of:=LOG([.C52];2)" office:value-type="float" office:value="-0.0577154978562875">
            <text:p>-0.0577</text:p>
          </table:table-cell>
          <table:table-cell table:formula="of:=[.$F$2]/[.D52]" office:value-type="float" office:value="-43.3592437643083">
            <text:p>-43.359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([.B53]/100)/(1-([.B53]/100))" office:value-type="float" office:value="1">
            <text:p>1.0000</text:p>
          </table:table-cell>
          <table:table-cell table:formula="of:=LN([.C53])" office:value-type="float" office:value="0">
            <text:p>0.0000</text:p>
          </table:table-cell>
          <table:table-cell table:formula="of:=LOG([.C53];2)" office:value-type="float" office:value="0">
            <text:p>0.0000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">
            <text:p>51</text:p>
          </table:table-cell>
          <table:table-cell table:formula="of:=([.B54]/100)/(1-([.B54]/100))" office:value-type="float" office:value="1.04081632653061">
            <text:p>1.0408</text:p>
          </table:table-cell>
          <table:table-cell table:formula="of:=LN([.C54])" office:value-type="float" office:value="0.0400053346136992">
            <text:p>0.0400</text:p>
          </table:table-cell>
          <table:table-cell table:formula="of:=LOG([.C54];2)" office:value-type="float" office:value="0.0577154978562874">
            <text:p>0.0577</text:p>
          </table:table-cell>
          <table:table-cell table:formula="of:=[.$F$2]/[.D54]" office:value-type="float" office:value="43.3592437643084">
            <text:p>43.359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">
            <text:p>52</text:p>
          </table:table-cell>
          <table:table-cell table:formula="of:=([.B55]/100)/(1-([.B55]/100))" office:value-type="float" office:value="1.08333333333333">
            <text:p>1.0833</text:p>
          </table:table-cell>
          <table:table-cell table:formula="of:=LN([.C55])" office:value-type="float" office:value="0.0800427076735366">
            <text:p>0.0800</text:p>
          </table:table-cell>
          <table:table-cell table:formula="of:=LOG([.C55];2)" office:value-type="float" office:value="0.115477217419936">
            <text:p>0.1155</text:p>
          </table:table-cell>
          <table:table-cell table:formula="of:=[.$F$2]/[.D55]" office:value-type="float" office:value="21.6709442471996">
            <text:p>21.6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">
            <text:p>53</text:p>
          </table:table-cell>
          <table:table-cell table:formula="of:=([.B56]/100)/(1-([.B56]/100))" office:value-type="float" office:value="1.12765957446809">
            <text:p>1.1277</text:p>
          </table:table-cell>
          <table:table-cell table:formula="of:=LN([.C56])" office:value-type="float" office:value="0.120144311842063">
            <text:p>0.1201</text:p>
          </table:table-cell>
          <table:table-cell table:formula="of:=LOG([.C56];2)" office:value-type="float" office:value="0.173331602885562">
            <text:p>0.1733</text:p>
          </table:table-cell>
          <table:table-cell table:formula="of:=[.$F$2]/[.D56]" office:value-type="float" office:value="14.4376461007021">
            <text:p>14.43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">
            <text:p>54</text:p>
          </table:table-cell>
          <table:table-cell table:formula="of:=([.B57]/100)/(1-([.B57]/100))" office:value-type="float" office:value="1.17391304347826">
            <text:p>1.1739</text:p>
          </table:table-cell>
          <table:table-cell table:formula="of:=LN([.C57])" office:value-type="float" office:value="0.160342650075179">
            <text:p>0.1603</text:p>
          </table:table-cell>
          <table:table-cell table:formula="of:=LOG([.C57];2)" office:value-type="float" office:value="0.231325546106456">
            <text:p>0.2313</text:p>
          </table:table-cell>
          <table:table-cell table:formula="of:=[.$F$2]/[.D57]" office:value-type="float" office:value="10.8180889774169">
            <text:p>10.8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5">
            <text:p>55</text:p>
          </table:table-cell>
          <table:table-cell table:formula="of:=([.B58]/100)/(1-([.B58]/100))" office:value-type="float" office:value="1.22222222222222">
            <text:p>1.2222</text:p>
          </table:table-cell>
          <table:table-cell table:formula="of:=LN([.C58])" office:value-type="float" office:value="0.200670695462151">
            <text:p>0.2007</text:p>
          </table:table-cell>
          <table:table-cell table:formula="of:=LOG([.C58];2)" office:value-type="float" office:value="0.289506617194985">
            <text:p>0.2895</text:p>
          </table:table-cell>
          <table:table-cell table:formula="of:=[.$F$2]/[.D58]" office:value-type="float" office:value="8.64401775951023">
            <text:p>8.6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6">
            <text:p>56</text:p>
          </table:table-cell>
          <table:table-cell table:formula="of:=([.B59]/100)/(1-([.B59]/100))" office:value-type="float" office:value="1.27272727272727">
            <text:p>1.2727</text:p>
          </table:table-cell>
          <table:table-cell table:formula="of:=LN([.C59])" office:value-type="float" office:value="0.241162056816888">
            <text:p>0.2412</text:p>
          </table:table-cell>
          <table:table-cell table:formula="of:=LOG([.C59];2)" office:value-type="float" office:value="0.347923303420307">
            <text:p>0.3479</text:p>
          </table:table-cell>
          <table:table-cell table:formula="of:=[.$F$2]/[.D59]" office:value-type="float" office:value="7.19267814466009">
            <text:p>7.193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57">
            <text:p>57</text:p>
          </table:table-cell>
          <table:table-cell table:style-name="ce3" table:formula="of:=([.B60]/100)/(1-([.B60]/100))" office:value-type="float" office:value="1.32558139534884">
            <text:p>1.3256</text:p>
          </table:table-cell>
          <table:table-cell table:style-name="ce3" table:formula="of:=LN([.C60])" office:value-type="float" office:value="0.281851152140987">
            <text:p>0.2819</text:p>
          </table:table-cell>
          <table:table-cell table:style-name="ce3" table:formula="of:=LOG([.C60];2)" office:value-type="float" office:value="0.406625259462643">
            <text:p>0.4066</text:p>
          </table:table-cell>
          <table:table-cell table:formula="of:=[.$F$2]/[.D60]" office:value-type="float" office:value="6.15431600052649">
            <text:p>6.1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8">
            <text:p>58</text:p>
          </table:table-cell>
          <table:table-cell table:formula="of:=([.B61]/100)/(1-([.B61]/100))" office:value-type="float" office:value="1.38095238095238">
            <text:p>1.3810</text:p>
          </table:table-cell>
          <table:table-cell table:formula="of:=LN([.C61])" office:value-type="float" office:value="0.322773392263051">
            <text:p>0.3228</text:p>
          </table:table-cell>
          <table:table-cell table:formula="of:=LOG([.C61];2)" office:value-type="float" office:value="0.465663572348812">
            <text:p>0.4657</text:p>
          </table:table-cell>
          <table:table-cell table:formula="of:=[.$F$2]/[.D61]" office:value-type="float" office:value="5.37405218945203">
            <text:p>5.3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9">
            <text:p>59</text:p>
          </table:table-cell>
          <table:table-cell table:formula="of:=([.B62]/100)/(1-([.B62]/100))" office:value-type="float" office:value="1.4390243902439">
            <text:p>1.4390</text:p>
          </table:table-cell>
          <table:table-cell table:formula="of:=LN([.C62])" office:value-type="float" office:value="0.363965377201411">
            <text:p>0.3640</text:p>
          </table:table-cell>
          <table:table-cell table:formula="of:=LOG([.C62];2)" office:value-type="float" office:value="0.525091044743757">
            <text:p>0.5251</text:p>
          </table:table-cell>
          <table:table-cell table:formula="of:=[.$F$2]/[.D62]" office:value-type="float" office:value="4.76584083004195">
            <text:p>4.7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0">
            <text:p>60</text:p>
          </table:table-cell>
          <table:table-cell table:formula="of:=([.B63]/100)/(1-([.B63]/100))" office:value-type="float" office:value="1.5">
            <text:p>1.5000</text:p>
          </table:table-cell>
          <table:table-cell table:formula="of:=LN([.C63])" office:value-type="float" office:value="0.405465108108164">
            <text:p>0.4055</text:p>
          </table:table-cell>
          <table:table-cell table:formula="of:=LOG([.C63];2)" office:value-type="float" office:value="0.584962500721156">
            <text:p>0.5850</text:p>
          </table:table-cell>
          <table:table-cell table:formula="of:=[.$F$2]/[.D63]" office:value-type="float" office:value="4.2780525887455">
            <text:p>4.2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1">
            <text:p>61</text:p>
          </table:table-cell>
          <table:table-cell table:formula="of:=([.B64]/100)/(1-([.B64]/100))" office:value-type="float" office:value="1.56410256410256">
            <text:p>1.5641</text:p>
          </table:table-cell>
          <table:table-cell table:formula="of:=LN([.C64])" office:value-type="float" office:value="0.447312218043665">
            <text:p>0.4473</text:p>
          </table:table-cell>
          <table:table-cell table:formula="of:=LOG([.C64];2)" office:value-type="float" office:value="0.645335118700638">
            <text:p>0.6453</text:p>
          </table:table-cell>
          <table:table-cell table:formula="of:=[.$F$2]/[.D64]" office:value-type="float" office:value="3.87783070843547">
            <text:p>3.8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2">
            <text:p>62</text:p>
          </table:table-cell>
          <table:table-cell table:formula="of:=([.B65]/100)/(1-([.B65]/100))" office:value-type="float" office:value="1.63157894736842">
            <text:p>1.6316</text:p>
          </table:table-cell>
          <table:table-cell table:formula="of:=LN([.C65])" office:value-type="float" office:value="0.489548225318706">
            <text:p>0.4895</text:p>
          </table:table-cell>
          <table:table-cell table:formula="of:=LOG([.C65];2)" office:value-type="float" office:value="0.70626879694329">
            <text:p>0.7063</text:p>
          </table:table-cell>
          <table:table-cell table:formula="of:=[.$F$2]/[.D65]" office:value-type="float" office:value="3.54326900941954">
            <text:p>3.5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63">
            <text:p>63</text:p>
          </table:table-cell>
          <table:table-cell table:formula="of:=([.B66]/100)/(1-([.B66]/100))" office:value-type="float" office:value="1.7027027027027">
            <text:p>1.7027</text:p>
          </table:table-cell>
          <table:table-cell table:formula="of:=LN([.C66])" office:value-type="float" office:value="0.532216813747308">
            <text:p>0.5322</text:p>
          </table:table-cell>
          <table:table-cell table:formula="of:=LOG([.C66];2)" office:value-type="float" office:value="0.767826557870967">
            <text:p>0.7678</text:p>
          </table:table-cell>
          <table:table-cell table:formula="of:=[.$F$2]/[.D66]" office:value-type="float" office:value="3.25920003010592">
            <text:p>3.259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64">
            <text:p>64</text:p>
          </table:table-cell>
          <table:table-cell table:style-name="ce3" table:formula="of:=([.B67]/100)/(1-([.B67]/100))" office:value-type="float" office:value="1.77777777777778">
            <text:p>1.7778</text:p>
          </table:table-cell>
          <table:table-cell table:style-name="ce3" table:formula="of:=LN([.C67])" office:value-type="float" office:value="0.575364144903562">
            <text:p>0.5754</text:p>
          </table:table-cell>
          <table:table-cell table:style-name="ce3" table:formula="of:=LOG([.C67];2)" office:value-type="float" office:value="0.830074998557688">
            <text:p>0.8301</text:p>
          </table:table-cell>
          <table:table-cell table:formula="of:=[.$F$2]/[.D67]" office:value-type="float" office:value="3.01478823585513">
            <text:p>3.0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5">
            <text:p>65</text:p>
          </table:table-cell>
          <table:table-cell table:formula="of:=([.B68]/100)/(1-([.B68]/100))" office:value-type="float" office:value="1.85714285714286">
            <text:p>1.8571</text:p>
          </table:table-cell>
          <table:table-cell table:formula="of:=LN([.C68])" office:value-type="float" office:value="0.619039208406224">
            <text:p>0.6190</text:p>
          </table:table-cell>
          <table:table-cell table:formula="of:=LOG([.C68];2)" office:value-type="float" office:value="0.893084796083488">
            <text:p>0.8931</text:p>
          </table:table-cell>
          <table:table-cell table:formula="of:=[.$F$2]/[.D68]" office:value-type="float" office:value="2.80208592902218">
            <text:p>2.802</text:p>
          </table:table-cell>
          <table:table-cell office:value-type="string">
            <text:p>Sim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>
            <text:p>66</text:p>
          </table:table-cell>
          <table:table-cell table:formula="of:=([.B69]/100)/(1-([.B69]/100))" office:value-type="float" office:value="1.94117647058824">
            <text:p>1.9412</text:p>
          </table:table-cell>
          <table:table-cell table:formula="of:=LN([.C69])" office:value-type="float" office:value="0.663294217410264">
            <text:p>0.6633</text:p>
          </table:table-cell>
          <table:table-cell table:formula="of:=LOG([.C69];2)" office:value-type="float" office:value="0.956931278108114">
            <text:p>0.9569</text:p>
          </table:table-cell>
          <table:table-cell table:formula="of:=[.$F$2]/[.D69]" office:value-type="float" office:value="2.61513067633938">
            <text:p>2.615</text:p>
          </table:table-cell>
          <table:table-cell office:value-type="float" office:value="70.425">
            <text:p>70.425</text:p>
          </table:table-cell>
          <table:table-cell table:style-name="ce2" table:formula="of:=([.G69]/100)/(1-([.G69]/100))" office:value-type="float" office:value="2.38123415046492">
            <text:p>2.3812</text:p>
          </table:table-cell>
          <table:table-cell table:style-name="ce2" table:formula="of:=LN([.H69])" office:value-type="float" office:value="0.867618903897986">
            <text:p>0.8676</text:p>
          </table:table-cell>
          <table:table-cell table:style-name="ce2" table:formula="of:=LOG([.H69];2)" office:value-type="float" office:value="1.25170949003514">
            <text:p>1.2517</text:p>
          </table:table-cell>
          <table:table-cell table:style-name="ce4" table:formula="of:=[.$F$2]/[.I69]" office:value-type="float" office:value="1.99926609205378">
            <text:p>1.999</text:p>
          </table:table-cell>
          <table:table-cell/>
        </table:table-row>
        <table:table-row table:style-name="ro2">
          <table:table-cell/>
          <table:table-cell office:value-type="float" office:value="67">
            <text:p>67</text:p>
          </table:table-cell>
          <table:table-cell table:formula="of:=([.B70]/100)/(1-([.B70]/100))" office:value-type="float" office:value="2.03030303030303">
            <text:p>2.0303</text:p>
          </table:table-cell>
          <table:table-cell table:formula="of:=LN([.C70])" office:value-type="float" office:value="0.708185057924486">
            <text:p>0.7082</text:p>
          </table:table-cell>
          <table:table-cell table:formula="of:=LOG([.C70];2)" office:value-type="float" office:value="1.02169507109932">
            <text:p>1.0217</text:p>
          </table:table-cell>
          <table:table-cell table:formula="of:=[.$F$2]/[.D70]" office:value-type="float" office:value="2.44936127355156">
            <text:p>2.449</text:p>
          </table:table-cell>
          <table:table-cell office:value-type="float" office:value="64.1">
            <text:p>64.1</text:p>
          </table:table-cell>
          <table:table-cell table:style-name="ce2" table:formula="of:=([.G70]/100)/(1-([.G70]/100))" office:value-type="float" office:value="1.78551532033426">
            <text:p>1.7855</text:p>
          </table:table-cell>
          <table:table-cell table:style-name="ce2" table:formula="of:=LN([.H70])" office:value-type="float" office:value="0.579707068432391">
            <text:p>0.5797</text:p>
          </table:table-cell>
          <table:table-cell table:style-name="ce2" table:formula="of:=LOG([.H70];2)" office:value-type="float" office:value="0.836340512795689">
            <text:p>0.8363</text:p>
          </table:table-cell>
          <table:table-cell table:style-name="ce4" table:formula="of:=[.$F$2]/[.I70]" office:value-type="float" office:value="2.99220270002695">
            <text:p>2.992</text:p>
          </table:table-cell>
          <table:table-cell/>
        </table:table-row>
        <table:table-row table:style-name="ro2">
          <table:table-cell/>
          <table:table-cell office:value-type="float" office:value="68">
            <text:p>68</text:p>
          </table:table-cell>
          <table:table-cell table:formula="of:=([.B71]/100)/(1-([.B71]/100))" office:value-type="float" office:value="2.125">
            <text:p>2.1250</text:p>
          </table:table-cell>
          <table:table-cell table:formula="of:=LN([.C71])" office:value-type="float" office:value="0.75377180237638">
            <text:p>0.7538</text:p>
          </table:table-cell>
          <table:table-cell table:formula="of:=LOG([.C71];2)" office:value-type="float" office:value="1.08746284125034">
            <text:p>1.0875</text:p>
          </table:table-cell>
          <table:table-cell table:formula="of:=[.$F$2]/[.D71]" office:value-type="float" office:value="2.30122836900971">
            <text:p>2.301</text:p>
          </table:table-cell>
          <table:table-cell office:value-type="float" office:value="58.6">
            <text:p>58.6</text:p>
          </table:table-cell>
          <table:table-cell table:style-name="ce2" table:formula="of:=([.G71]/100)/(1-([.G71]/100))" office:value-type="float" office:value="1.41545893719807">
            <text:p>1.4155</text:p>
          </table:table-cell>
          <table:table-cell table:style-name="ce2" table:formula="of:=LN([.H71])" office:value-type="float" office:value="0.347453815751698">
            <text:p>0.3475</text:p>
          </table:table-cell>
          <table:table-cell table:style-name="ce2" table:formula="of:=LOG([.H71];2)" office:value-type="float" office:value="0.501269896922923">
            <text:p>0.5013</text:p>
          </table:table-cell>
          <table:table-cell table:style-name="ce4" table:formula="of:=[.$F$2]/[.I71]" office:value-type="float" office:value="4.99232121436165">
            <text:p>4.992</text:p>
          </table:table-cell>
          <table:table-cell/>
        </table:table-row>
        <table:table-row table:style-name="ro2">
          <table:table-cell/>
          <table:table-cell office:value-type="float" office:value="69">
            <text:p>69</text:p>
          </table:table-cell>
          <table:table-cell table:formula="of:=([.B72]/100)/(1-([.B72]/100))" office:value-type="float" office:value="2.2258064516129">
            <text:p>2.2258</text:p>
          </table:table-cell>
          <table:table-cell table:formula="of:=LN([.C72])" office:value-type="float" office:value="0.800119300112113">
            <text:p>0.8001</text:p>
          </table:table-cell>
          <table:table-cell table:formula="of:=LOG([.C72];2)" office:value-type="float" office:value="1.15432814639129">
            <text:p>1.1543</text:p>
          </table:table-cell>
          <table:table-cell table:formula="of:=[.$F$2]/[.D72]" office:value-type="float" office:value="2.16792802666434">
            <text:p>2.1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70">
            <text:p>70</text:p>
          </table:table-cell>
          <table:table-cell table:formula="of:=([.B73]/100)/(1-([.B73]/100))" office:value-type="float" office:value="2.33333333333333">
            <text:p>2.3333</text:p>
          </table:table-cell>
          <table:table-cell table:formula="of:=LN([.C73])" office:value-type="float" office:value="0.847297860387203">
            <text:p>0.8473</text:p>
          </table:table-cell>
          <table:table-cell table:formula="of:=LOG([.C73];2)" office:value-type="float" office:value="1.22239242133645">
            <text:p>1.2224</text:p>
          </table:table-cell>
          <table:table-cell table:formula="of:=[.$F$2]/[.D73]" office:value-type="float" office:value="2.04721519607688">
            <text:p>2.047</text:p>
          </table:table-cell>
          <table:table-cell office:value-type="string">
            <text:p>Real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>
            <text:p>71</text:p>
          </table:table-cell>
          <table:table-cell table:formula="of:=([.B74]/100)/(1-([.B74]/100))" office:value-type="float" office:value="2.44827586206897">
            <text:p>2.4483</text:p>
          </table:table-cell>
          <table:table-cell table:formula="of:=LN([.C74])" office:value-type="float" office:value="0.895384047054841">
            <text:p>0.8954</text:p>
          </table:table-cell>
          <table:table-cell table:formula="of:=LOG([.C74];2)" office:value-type="float" office:value="1.29176612437711">
            <text:p>1.2918</text:p>
          </table:table-cell>
          <table:table-cell table:formula="of:=[.$F$2]/[.D74]" office:value-type="float" office:value="1.93727044958381">
            <text:p>1.937</text:p>
          </table:table-cell>
          <table:table-cell office:value-type="float" office:value="56.17">
            <text:p>56.17</text:p>
          </table:table-cell>
          <table:table-cell table:style-name="ce2" table:formula="of:=([.G74]/100)/(1-([.G74]/100))" office:value-type="float" office:value="1.28154232261008">
            <text:p>1.2815</text:p>
          </table:table-cell>
          <table:table-cell table:style-name="ce2" table:formula="of:=LN([.H74])" office:value-type="float" office:value="0.248064292113623">
            <text:p>0.2481</text:p>
          </table:table-cell>
          <table:table-cell table:style-name="ce2" table:formula="of:=LOG([.H74];2)" office:value-type="float" office:value="0.357881124053956">
            <text:p>0.3579</text:p>
          </table:table-cell>
          <table:table-cell table:style-name="ce4" table:formula="of:=[.$F$2]/[.I74]" office:value-type="float" office:value="6.99254632985867">
            <text:p>6.993</text:p>
          </table:table-cell>
          <table:table-cell/>
        </table:table-row>
        <table:table-row table:style-name="ro2">
          <table:table-cell/>
          <table:table-cell office:value-type="float" office:value="72">
            <text:p>72</text:p>
          </table:table-cell>
          <table:table-cell table:formula="of:=([.B75]/100)/(1-([.B75]/100))" office:value-type="float" office:value="2.57142857142857">
            <text:p>2.5714</text:p>
          </table:table-cell>
          <table:table-cell table:formula="of:=LN([.C75])" office:value-type="float" office:value="0.944461608840851">
            <text:p>0.9445</text:p>
          </table:table-cell>
          <table:table-cell table:formula="of:=LOG([.C75];2)" office:value-type="float" office:value="1.36257007938471">
            <text:p>1.3626</text:p>
          </table:table-cell>
          <table:table-cell table:formula="of:=[.$F$2]/[.D75]" office:value-type="float" office:value="1.83660303304123">
            <text:p>1.837</text:p>
          </table:table-cell>
          <table:table-cell office:value-type="float" office:value="54.33">
            <text:p>54.33</text:p>
          </table:table-cell>
          <table:table-cell table:style-name="ce2" table:formula="of:=([.G75]/100)/(1-([.G75]/100))" office:value-type="float" office:value="1.18962119553317">
            <text:p>1.1896</text:p>
          </table:table-cell>
          <table:table-cell table:style-name="ce2" table:formula="of:=LN([.H75])" office:value-type="float" office:value="0.173634933366524">
            <text:p>0.1736</text:p>
          </table:table-cell>
          <table:table-cell table:style-name="ce2" table:formula="of:=LOG([.H75];2)" office:value-type="float" office:value="0.25050225729297">
            <text:p>0.2505</text:p>
          </table:table-cell>
          <table:table-cell table:style-name="ce4" table:formula="of:=[.$F$2]/[.I75]" office:value-type="float" office:value="9.98993129871254">
            <text:p>9.990</text:p>
          </table:table-cell>
          <table:table-cell/>
        </table:table-row>
        <table:table-row table:style-name="ro2">
          <table:table-cell/>
          <table:table-cell office:value-type="float" office:value="73">
            <text:p>73</text:p>
          </table:table-cell>
          <table:table-cell table:formula="of:=([.B76]/100)/(1-([.B76]/100))" office:value-type="float" office:value="2.7037037037037">
            <text:p>2.7037</text:p>
          </table:table-cell>
          <table:table-cell table:formula="of:=LN([.C76])" office:value-type="float" office:value="0.994622575144062">
            <text:p>0.9946</text:p>
          </table:table-cell>
          <table:table-cell table:formula="of:=LOG([.C76];2)" office:value-type="float" office:value="1.43493705671655">
            <text:p>1.4349</text:p>
          </table:table-cell>
          <table:table-cell table:formula="of:=[.$F$2]/[.D76]" office:value-type="float" office:value="1.74397917233767">
            <text:p>1.744</text:p>
          </table:table-cell>
          <table:table-cell office:value-type="float" office:value="52.41">
            <text:p>52.41</text:p>
          </table:table-cell>
          <table:table-cell table:style-name="ce2" table:formula="of:=([.G76]/100)/(1-([.G76]/100))" office:value-type="float" office:value="1.10128178188695">
            <text:p>1.1013</text:p>
          </table:table-cell>
          <table:table-cell table:style-name="ce2" table:formula="of:=LN([.H76])" office:value-type="float" office:value="0.0964747576810559">
            <text:p>0.0965</text:p>
          </table:table-cell>
          <table:table-cell table:style-name="ce2" table:formula="of:=LOG([.H76];2)" office:value-type="float" office:value="0.139183654477424">
            <text:p>0.1392</text:p>
          </table:table-cell>
          <table:table-cell table:style-name="ce4" table:formula="of:=[.$F$2]/[.I76]" office:value-type="float" office:value="17.9798436096898">
            <text:p>17.980</text:p>
          </table:table-cell>
          <table:table-cell/>
        </table:table-row>
        <table:table-row table:style-name="ro2">
          <table:table-cell/>
          <table:table-cell office:value-type="float" office:value="74">
            <text:p>74</text:p>
          </table:table-cell>
          <table:table-cell table:formula="of:=([.B77]/100)/(1-([.B77]/100))" office:value-type="float" office:value="2.84615384615385">
            <text:p>2.8462</text:p>
          </table:table-cell>
          <table:table-cell table:formula="of:=LN([.C77])" office:value-type="float" office:value="1.04596855518269">
            <text:p>1.0460</text:p>
          </table:table-cell>
          <table:table-cell table:formula="of:=LOG([.C77];2)" office:value-type="float" office:value="1.50901364748786">
            <text:p>1.5090</text:p>
          </table:table-cell>
          <table:table-cell table:formula="of:=[.$F$2]/[.D77]" office:value-type="float" office:value="1.65836826240455">
            <text:p>1.658</text:p>
          </table:table-cell>
          <table:table-cell table:number-columns-repeated="6"/>
        </table:table-row>
        <table:table-row table:style-name="ro2">
          <table:table-cell/>
          <table:table-cell office:value-type="float" office:value="75">
            <text:p>75</text:p>
          </table:table-cell>
          <table:table-cell table:formula="of:=([.B78]/100)/(1-([.B78]/100))" office:value-type="float" office:value="3">
            <text:p>3.0000</text:p>
          </table:table-cell>
          <table:table-cell table:formula="of:=LN([.C78])" office:value-type="float" office:value="1.09861228866811">
            <text:p>1.0986</text:p>
          </table:table-cell>
          <table:table-cell table:formula="of:=LOG([.C78];2)" office:value-type="float" office:value="1.58496250072116">
            <text:p>1.5850</text:p>
          </table:table-cell>
          <table:table-cell table:formula="of:=[.$F$2]/[.D78]" office:value-type="float" office:value="1.57890192316257">
            <text:p>1.579</text:p>
          </table:table-cell>
          <table:table-cell table:number-columns-repeated="6"/>
        </table:table-row>
        <table:table-row table:style-name="ro2">
          <table:table-cell/>
          <table:table-cell office:value-type="float" office:value="76">
            <text:p>76</text:p>
          </table:table-cell>
          <table:table-cell table:formula="of:=([.B79]/100)/(1-([.B79]/100))" office:value-type="float" office:value="3.16666666666667">
            <text:p>3.1667</text:p>
          </table:table-cell>
          <table:table-cell table:formula="of:=LN([.C79])" office:value-type="float" office:value="1.15267950993839">
            <text:p>1.1527</text:p>
          </table:table-cell>
          <table:table-cell table:formula="of:=LOG([.C79];2)" office:value-type="float" office:value="1.66296501272243">
            <text:p>1.6630</text:p>
          </table:table-cell>
          <table:table-cell table:formula="of:=[.$F$2]/[.D79]" office:value-type="float" office:value="1.50484244790716">
            <text:p>1.5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77">
            <text:p>77</text:p>
          </table:table-cell>
          <table:table-cell table:formula="of:=([.B80]/100)/(1-([.B80]/100))" office:value-type="float" office:value="3.34782608695652">
            <text:p>3.3478</text:p>
          </table:table-cell>
          <table:table-cell table:formula="of:=LN([.C80])" office:value-type="float" office:value="1.20831120592453">
            <text:p>1.2083</text:p>
          </table:table-cell>
          <table:table-cell table:formula="of:=LOG([.C80];2)" office:value-type="float" office:value="1.74322458463789">
            <text:p>1.7432</text:p>
          </table:table-cell>
          <table:table-cell table:formula="of:=[.$F$2]/[.D80]" office:value-type="float" office:value="1.43555819633476">
            <text:p>1.4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78">
            <text:p>78</text:p>
          </table:table-cell>
          <table:table-cell table:formula="of:=([.B81]/100)/(1-([.B81]/100))" office:value-type="float" office:value="3.54545454545455">
            <text:p>3.5455</text:p>
          </table:table-cell>
          <table:table-cell table:formula="of:=LN([.C81])" office:value-type="float" office:value="1.26566637333128">
            <text:p>1.2657</text:p>
          </table:table-cell>
          <table:table-cell table:formula="of:=LOG([.C81];2)" office:value-type="float" office:value="1.82597060022495">
            <text:p>1.8260</text:p>
          </table:table-cell>
          <table:table-cell table:formula="of:=[.$F$2]/[.D81]" office:value-type="float" office:value="1.37050418019922">
            <text:p>1.3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79">
            <text:p>79</text:p>
          </table:table-cell>
          <table:table-cell table:formula="of:=([.B82]/100)/(1-([.B82]/100))" office:value-type="float" office:value="3.76190476190476">
            <text:p>3.7619</text:p>
          </table:table-cell>
          <table:table-cell table:formula="of:=LN([.C82])" office:value-type="float" office:value="1.3249254147436">
            <text:p>1.3249</text:p>
          </table:table-cell>
          <table:table-cell table:formula="of:=LOG([.C82];2)" office:value-type="float" office:value="1.91146332539834">
            <text:p>1.9115</text:p>
          </table:table-cell>
          <table:table-cell table:formula="of:=[.$F$2]/[.D82]" office:value-type="float" office:value="1.30920656822315">
            <text:p>1.309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80">
            <text:p>80</text:p>
          </table:table-cell>
          <table:table-cell table:style-name="ce3" table:formula="of:=([.B83]/100)/(1-([.B83]/100))" office:value-type="float" office:value="4">
            <text:p>4.0000</text:p>
          </table:table-cell>
          <table:table-cell table:style-name="ce3" table:formula="of:=LN([.C83])" office:value-type="float" office:value="1.38629436111989">
            <text:p>1.3863</text:p>
          </table:table-cell>
          <table:table-cell table:style-name="ce3" table:formula="of:=LOG([.C83];2)" office:value-type="float" office:value="2">
            <text:p>2.0000</text:p>
          </table:table-cell>
          <table:table-cell table:formula="of:=[.$F$2]/[.D83]" office:value-type="float" office:value="1.25125017026459">
            <text:p>1.251</text:p>
          </table:table-cell>
          <table:table-cell table:formula="of:=[.D83]/[.D60]" office:value-type="float" office:value="4.91853359686264">
            <text:p>4.91853359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>
            <text:p>81</text:p>
          </table:table-cell>
          <table:table-cell table:formula="of:=([.B84]/100)/(1-([.B84]/100))" office:value-type="float" office:value="4.26315789473684">
            <text:p>4.2632</text:p>
          </table:table-cell>
          <table:table-cell table:formula="of:=LN([.C84])" office:value-type="float" office:value="1.450010175506">
            <text:p>1.4500</text:p>
          </table:table-cell>
          <table:table-cell table:formula="of:=LOG([.C84];2)" office:value-type="float" office:value="2.09192248944104">
            <text:p>2.0919</text:p>
          </table:table-cell>
          <table:table-cell table:formula="of:=[.$F$2]/[.D84]" office:value-type="float" office:value="1.1962681950027">
            <text:p>1.196</text:p>
          </table:table-cell>
          <table:table-cell table:number-columns-repeated="6"/>
        </table:table-row>
        <table:table-row table:style-name="ro2">
          <table:table-cell/>
          <table:table-cell office:value-type="float" office:value="82">
            <text:p>82</text:p>
          </table:table-cell>
          <table:table-cell table:formula="of:=([.B85]/100)/(1-([.B85]/100))" office:value-type="float" office:value="4.55555555555555">
            <text:p>4.5556</text:p>
          </table:table-cell>
          <table:table-cell table:formula="of:=LN([.C85])" office:value-type="float" office:value="1.51634748936809">
            <text:p>1.5163</text:p>
          </table:table-cell>
          <table:table-cell table:formula="of:=LOG([.C85];2)" office:value-type="float" office:value="2.18762700317577">
            <text:p>2.1876</text:p>
          </table:table-cell>
          <table:table-cell table:formula="of:=[.$F$2]/[.D85]" office:value-type="float" office:value="1.14393374048515">
            <text:p>1.1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83">
            <text:p>83</text:p>
          </table:table-cell>
          <table:table-cell table:formula="of:=([.B86]/100)/(1-([.B86]/100))" office:value-type="float" office:value="4.88235294117647">
            <text:p>4.8824</text:p>
          </table:table-cell>
          <table:table-cell table:formula="of:=LN([.C86])" office:value-type="float" office:value="1.58562726374038">
            <text:p>1.5856</text:p>
          </table:table-cell>
          <table:table-cell table:formula="of:=LOG([.C86];2)" office:value-type="float" office:value="2.28757659009658">
            <text:p>2.2876</text:p>
          </table:table-cell>
          <table:table-cell table:formula="of:=[.$F$2]/[.D86]" office:value-type="float" office:value="1.09395259217245">
            <text:p>1.094</text:p>
          </table:table-cell>
          <table:table-cell table:number-columns-repeated="6"/>
        </table:table-row>
        <table:table-row table:style-name="ro2">
          <table:table-cell/>
          <table:table-cell office:value-type="float" office:value="84">
            <text:p>84</text:p>
          </table:table-cell>
          <table:table-cell table:formula="of:=([.B87]/100)/(1-([.B87]/100))" office:value-type="float" office:value="5.25">
            <text:p>5.2500</text:p>
          </table:table-cell>
          <table:table-cell table:formula="of:=LN([.C87])" office:value-type="float" office:value="1.65822807660353">
            <text:p>1.6582</text:p>
          </table:table-cell>
          <table:table-cell table:formula="of:=LOG([.C87];2)" office:value-type="float" office:value="2.39231742277876">
            <text:p>2.3923</text:p>
          </table:table-cell>
          <table:table-cell table:formula="of:=[.$F$2]/[.D87]" office:value-type="float" office:value="1.04605698085936">
            <text:p>1.046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85">
            <text:p>85</text:p>
          </table:table-cell>
          <table:table-cell table:style-name="ce3" table:formula="of:=([.B88]/100)/(1-([.B88]/100))" office:value-type="float" office:value="5.66666666666667">
            <text:p>5.6667</text:p>
          </table:table-cell>
          <table:table-cell table:style-name="ce3" table:formula="of:=LN([.C88])" office:value-type="float" office:value="1.73460105538811">
            <text:p>1.7346</text:p>
          </table:table-cell>
          <table:table-cell table:style-name="ce3" table:formula="of:=LOG([.C88];2)" office:value-type="float" office:value="2.50250034052918">
            <text:p>2.5025</text:p>
          </table:table-cell>
          <table:table-cell table:formula="of:=[.$F$2]/[.D88]" office:value-type="float" office:value="1">
            <text:p>1.000</text:p>
          </table:table-cell>
          <table:table-cell table:formula="of:=[.D88]/[.D60]" office:value-type="float" office:value="6.15431600052649">
            <text:p>6.154316000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>
            <text:p>86</text:p>
          </table:table-cell>
          <table:table-cell table:formula="of:=([.B89]/100)/(1-([.B89]/100))" office:value-type="float" office:value="6.14285714285714">
            <text:p>6.1429</text:p>
          </table:table-cell>
          <table:table-cell table:formula="of:=LN([.C89])" office:value-type="float" office:value="1.81528996663825">
            <text:p>1.8153</text:p>
          </table:table-cell>
          <table:table-cell table:formula="of:=LOG([.C89];2)" office:value-type="float" office:value="2.61890983264449">
            <text:p>2.6189</text:p>
          </table:table-cell>
          <table:table-cell table:formula="of:=[.$F$2]/[.D89]" office:value-type="float" office:value="0.955550400909464">
            <text:p>0.9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87">
            <text:p>87</text:p>
          </table:table-cell>
          <table:table-cell table:formula="of:=([.B90]/100)/(1-([.B90]/100))" office:value-type="float" office:value="6.69230769230769">
            <text:p>6.6923</text:p>
          </table:table-cell>
          <table:table-cell table:formula="of:=LN([.C90])" office:value-type="float" office:value="1.90095876119305">
            <text:p>1.9010</text:p>
          </table:table-cell>
          <table:table-cell table:formula="of:=LOG([.C90];2)" office:value-type="float" office:value="2.74250377770764">
            <text:p>2.7425</text:p>
          </table:table-cell>
          <table:table-cell table:formula="of:=[.$F$2]/[.D90]" office:value-type="float" office:value="0.912487472531737">
            <text:p>0.9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8">
            <text:p>88</text:p>
          </table:table-cell>
          <table:table-cell table:formula="of:=([.B91]/100)/(1-([.B91]/100))" office:value-type="float" office:value="7.33333333333333">
            <text:p>7.3333</text:p>
          </table:table-cell>
          <table:table-cell table:formula="of:=LN([.C91])" office:value-type="float" office:value="1.99243016469021">
            <text:p>1.9924</text:p>
          </table:table-cell>
          <table:table-cell table:formula="of:=LOG([.C91];2)" office:value-type="float" office:value="2.87446911791614">
            <text:p>2.8745</text:p>
          </table:table-cell>
          <table:table-cell table:formula="of:=[.$F$2]/[.D91]" office:value-type="float" office:value="0.870595660580059">
            <text:p>0.8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">
            <text:p>89</text:p>
          </table:table-cell>
          <table:table-cell table:formula="of:=([.B92]/100)/(1-([.B92]/100))" office:value-type="float" office:value="8.09090909090909">
            <text:p>8.0909</text:p>
          </table:table-cell>
          <table:table-cell table:formula="of:=LN([.C92])" office:value-type="float" office:value="2.09074109693377">
            <text:p>2.0907</text:p>
          </table:table-cell>
          <table:table-cell table:formula="of:=LOG([.C92];2)" office:value-type="float" office:value="3.0163018123291">
            <text:p>3.0163</text:p>
          </table:table-cell>
          <table:table-cell table:formula="of:=[.$F$2]/[.D92]" office:value-type="float" office:value="0.829658467962404">
            <text:p>0.830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">
            <text:p>90</text:p>
          </table:table-cell>
          <table:table-cell table:formula="of:=([.B93]/100)/(1-([.B93]/100))" office:value-type="float" office:value="9">
            <text:p>9.0000</text:p>
          </table:table-cell>
          <table:table-cell table:formula="of:=LN([.C93])" office:value-type="float" office:value="2.19722457733622">
            <text:p>2.1972</text:p>
          </table:table-cell>
          <table:table-cell table:formula="of:=LOG([.C93];2)" office:value-type="float" office:value="3.16992500144231">
            <text:p>3.1699</text:p>
          </table:table-cell>
          <table:table-cell table:formula="of:=[.$F$2]/[.D93]" office:value-type="float" office:value="0.789450961581283">
            <text:p>0.7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91">
            <text:p>91</text:p>
          </table:table-cell>
          <table:table-cell table:formula="of:=([.B94]/100)/(1-([.B94]/100))" office:value-type="float" office:value="10.1111111111111">
            <text:p>10.1111</text:p>
          </table:table-cell>
          <table:table-cell table:formula="of:=LN([.C94])" office:value-type="float" office:value="2.31363492918063">
            <text:p>2.3136</text:p>
          </table:table-cell>
          <table:table-cell table:formula="of:=LOG([.C94];2)" office:value-type="float" office:value="3.33786963875638">
            <text:p>3.3379</text:p>
          </table:table-cell>
          <table:table-cell table:formula="of:=[.$F$2]/[.D94]" office:value-type="float" office:value="0.749729801149921">
            <text:p>0.750</text:p>
          </table:table-cell>
          <table:table-cell table:number-columns-repeated="6"/>
        </table:table-row>
        <table:table-row table:style-name="ro2">
          <table:table-cell/>
          <table:table-cell office:value-type="float" office:value="92">
            <text:p>92</text:p>
          </table:table-cell>
          <table:table-cell table:formula="of:=([.B95]/100)/(1-([.B95]/100))" office:value-type="float" office:value="11.5">
            <text:p>11.5000</text:p>
          </table:table-cell>
          <table:table-cell table:formula="of:=LN([.C95])" office:value-type="float" office:value="2.44234703536921">
            <text:p>2.4423</text:p>
          </table:table-cell>
          <table:table-cell table:formula="of:=LOG([.C95];2)" office:value-type="float" office:value="3.52356195605701">
            <text:p>3.5236</text:p>
          </table:table-cell>
          <table:table-cell table:formula="of:=[.$F$2]/[.D95]" office:value-type="float" office:value="0.710218912492053">
            <text:p>0.710</text:p>
          </table:table-cell>
          <table:table-cell table:number-columns-repeated="6"/>
        </table:table-row>
        <table:table-row table:style-name="ro2">
          <table:table-cell/>
          <table:table-cell office:value-type="float" office:value="93">
            <text:p>93</text:p>
          </table:table-cell>
          <table:table-cell table:formula="of:=([.B96]/100)/(1-([.B96]/100))" office:value-type="float" office:value="13.2857142857143">
            <text:p>13.2857</text:p>
          </table:table-cell>
          <table:table-cell table:formula="of:=LN([.C96])" office:value-type="float" office:value="2.58668934409794">
            <text:p>2.5867</text:p>
          </table:table-cell>
          <table:table-cell table:formula="of:=LOG([.C96];2)" office:value-type="float" office:value="3.73180388905043">
            <text:p>3.7318</text:p>
          </table:table-cell>
          <table:table-cell table:formula="of:=[.$F$2]/[.D96]" office:value-type="float" office:value="0.670587312444747">
            <text:p>0.6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94">
            <text:p>94</text:p>
          </table:table-cell>
          <table:table-cell table:formula="of:=([.B97]/100)/(1-([.B97]/100))" office:value-type="float" office:value="15.6666666666667">
            <text:p>15.6667</text:p>
          </table:table-cell>
          <table:table-cell table:formula="of:=LN([.C97])" office:value-type="float" office:value="2.75153531304195">
            <text:p>2.7515</text:p>
          </table:table-cell>
          <table:table-cell table:formula="of:=LOG([.C97];2)" office:value-type="float" office:value="3.96962635095648">
            <text:p>3.9696</text:p>
          </table:table-cell>
          <table:table-cell table:formula="of:=[.$F$2]/[.D97]" office:value-type="float" office:value="0.630412063827168">
            <text:p>0.630</text:p>
          </table:table-cell>
          <table:table-cell table:number-columns-repeated="6"/>
        </table:table-row>
        <table:table-row table:style-name="ro2">
          <table:table-cell/>
          <table:table-cell office:value-type="float" office:value="95">
            <text:p>95</text:p>
          </table:table-cell>
          <table:table-cell table:formula="of:=([.B98]/100)/(1-([.B98]/100))" office:value-type="float" office:value="19">
            <text:p>19.0000</text:p>
          </table:table-cell>
          <table:table-cell table:formula="of:=LN([.C98])" office:value-type="float" office:value="2.94443897916644">
            <text:p>2.9444</text:p>
          </table:table-cell>
          <table:table-cell table:formula="of:=LOG([.C98];2)" office:value-type="float" office:value="4.24792751344358">
            <text:p>4.2479</text:p>
          </table:table-cell>
          <table:table-cell table:formula="of:=[.$F$2]/[.D98]" office:value-type="float" office:value="0.589110885863617">
            <text:p>0.5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96">
            <text:p>96</text:p>
          </table:table-cell>
          <table:table-cell table:formula="of:=([.B99]/100)/(1-([.B99]/100))" office:value-type="float" office:value="24">
            <text:p>24.0000</text:p>
          </table:table-cell>
          <table:table-cell table:formula="of:=LN([.C99])" office:value-type="float" office:value="3.17805383034794">
            <text:p>3.1781</text:p>
          </table:table-cell>
          <table:table-cell table:formula="of:=LOG([.C99];2)" office:value-type="float" office:value="4.58496250072116">
            <text:p>4.5850</text:p>
          </table:table-cell>
          <table:table-cell table:formula="of:=[.$F$2]/[.D99]" office:value-type="float" office:value="0.545806064964669">
            <text:p>0.5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97">
            <text:p>97</text:p>
          </table:table-cell>
          <table:table-cell table:formula="of:=([.B100]/100)/(1-([.B100]/100))" office:value-type="float" office:value="32.3333333333333">
            <text:p>32.3333</text:p>
          </table:table-cell>
          <table:table-cell table:formula="of:=LN([.C100])" office:value-type="float" office:value="3.47609868983527">
            <text:p>3.4761</text:p>
          </table:table-cell>
          <table:table-cell table:formula="of:=LOG([.C100];2)" office:value-type="float" office:value="5.01495034146597">
            <text:p>5.0150</text:p>
          </table:table-cell>
          <table:table-cell table:formula="of:=[.$F$2]/[.D100]" office:value-type="float" office:value="0.499008000106668">
            <text:p>0.4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98">
            <text:p>98</text:p>
          </table:table-cell>
          <table:table-cell table:formula="of:=([.B101]/100)/(1-([.B101]/100))" office:value-type="float" office:value="49">
            <text:p>49.0000</text:p>
          </table:table-cell>
          <table:table-cell table:formula="of:=LN([.C101])" office:value-type="float" office:value="3.89182029811063">
            <text:p>3.8918</text:p>
          </table:table-cell>
          <table:table-cell table:formula="of:=LOG([.C101];2)" office:value-type="float" office:value="5.61470984411521">
            <text:p>5.6147</text:p>
          </table:table-cell>
          <table:table-cell table:formula="of:=[.$F$2]/[.D101]" office:value-type="float" office:value="0.445704303518384">
            <text:p>0.4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99">
            <text:p>99</text:p>
          </table:table-cell>
          <table:table-cell table:formula="of:=([.B102]/100)/(1-([.B102]/100))" office:value-type="float" office:value="98.9999999999999">
            <text:p>99.0000</text:p>
          </table:table-cell>
          <table:table-cell table:formula="of:=LN([.C102])" office:value-type="float" office:value="4.59511985013459">
            <text:p>4.5951</text:p>
          </table:table-cell>
          <table:table-cell table:formula="of:=LOG([.C102];2)" office:value-type="float" office:value="6.62935662007961">
            <text:p>6.6294</text:p>
          </table:table-cell>
          <table:table-cell table:formula="of:=[.$F$2]/[.D102]" office:value-type="float" office:value="0.377487663425645">
            <text:p>0.377</text:p>
          </table:table-cell>
          <table:table-cell table:number-columns-repeated="6"/>
        </table:table-row>
        <table:table-row table:style-name="ro2">
          <table:table-cell/>
          <table:table-cell office:value-type="float" office:value="99.9999">
            <text:p>99.9999</text:p>
          </table:table-cell>
          <table:table-cell table:formula="of:=([.B103]/100)/(1-([.B103]/100))" office:value-type="float" office:value="999998.999971244">
            <text:p>999999.0000</text:p>
          </table:table-cell>
          <table:table-cell table:formula="of:=LN([.C103])" office:value-type="float" office:value="13.815509557935">
            <text:p>13.8155</text:p>
          </table:table-cell>
          <table:table-cell table:formula="of:=LOG([.C103];2)" office:value-type="float" office:value="19.9315671265869">
            <text:p>19.9316</text:p>
          </table:table-cell>
          <table:table-cell table:formula="of:=[.$F$2]/[.D103]" office:value-type="float" office:value="0.125554620197981">
            <text:p>0.126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Klaser</meta:initial-creator>
    <meta:creation-date>2013-12-10T17:41:54</meta:creation-date>
    <dc:date>2014-05-11T15:11:12</dc:date>
    <dc:creator>Rafael Klaser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553" meta:object-count="0"/>
  </office:meta>
</office:document-meta>
</file>